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officeooo:rsid="001f63fb" officeooo:paragraph-rsid="001f63f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1f63fb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e515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f63f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c9c4" officeooo:paragraph-rsid="001f63f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f63fb" officeooo:paragraph-rsid="001f63f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e515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f63f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f63fb" officeooo:paragraph-rsid="001f63f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ec9c4" officeooo:paragraph-rsid="001e515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219c03" officeooo:paragraph-rsid="00219c03"/>
    </style:style>
    <style:style style:name="P13" style:family="paragraph" style:parent-style-name="Standard">
      <style:paragraph-properties fo:text-align="justify" style:justify-single-word="false"/>
      <style:text-properties officeooo:rsid="00219c03" officeooo:paragraph-rsid="00236eac"/>
    </style:style>
    <style:style style:name="P14" style:family="paragraph" style:parent-style-name="Standard">
      <style:paragraph-properties fo:text-align="justify" style:justify-single-word="false"/>
      <style:text-properties officeooo:rsid="00219c03" officeooo:paragraph-rsid="00265402"/>
    </style:style>
    <style:style style:name="P15" style:family="paragraph" style:parent-style-name="Standard">
      <style:paragraph-properties fo:text-align="justify" style:justify-single-word="false"/>
      <style:text-properties officeooo:rsid="00236eac" officeooo:paragraph-rsid="00265402"/>
    </style:style>
    <style:style style:name="P1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265402"/>
    </style:style>
    <style:style style:name="P19" style:family="paragraph" style:parent-style-name="Standard">
      <style:paragraph-properties fo:text-align="justify" style:justify-single-word="false"/>
      <style:text-properties officeooo:paragraph-rsid="001e515f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rsid="00236eac" officeooo:paragraph-rsid="00265402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rsid="0027ced5" officeooo:paragraph-rsid="0027ced5"/>
    </style:style>
    <style:style style:name="P22" style:family="paragraph" style:parent-style-name="Standard">
      <style:paragraph-properties fo:text-align="justify" style:justify-single-word="false"/>
      <style:text-properties officeooo:rsid="0027ced5" officeooo:paragraph-rsid="00288278"/>
    </style:style>
    <style:style style:name="P23" style:family="paragraph" style:parent-style-name="Standard">
      <style:paragraph-properties fo:text-align="justify" style:justify-single-word="false"/>
      <style:text-properties officeooo:rsid="00288278" officeooo:paragraph-rsid="00288278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2pt" officeooo:paragraph-rsid="001e515f" style:font-size-asian="12pt" style:font-size-complex="12pt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19c03" officeooo:paragraph-rsid="00219c03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36eac" officeooo:paragraph-rsid="00265402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24bbaf" officeooo:paragraph-rsid="00265402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4bbaf" officeooo:paragraph-rsid="00219c03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265402"/>
    </style:style>
    <style:style style:name="P31" style:family="paragraph" style:parent-style-name="Standard">
      <style:paragraph-properties fo:text-align="justify" style:justify-single-word="false"/>
      <style:text-properties officeooo:paragraph-rsid="002c0d4a"/>
    </style:style>
    <style:style style:name="P32" style:family="paragraph" style:parent-style-name="Standard" style:list-style-name="L5">
      <style:paragraph-properties fo:text-align="justify" style:justify-single-word="false"/>
      <style:text-properties officeooo:paragraph-rsid="002c0d4a"/>
    </style:style>
    <style:style style:name="P33" style:family="paragraph" style:parent-style-name="Standard" style:list-style-name="L5">
      <style:paragraph-properties fo:text-align="justify" style:justify-single-word="false"/>
      <style:text-properties officeooo:paragraph-rsid="00325d23"/>
    </style:style>
    <style:style style:name="P34" style:family="paragraph" style:parent-style-name="Standard">
      <style:paragraph-properties fo:text-align="justify" style:justify-single-word="false"/>
      <style:text-properties officeooo:paragraph-rsid="00325d23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27ced5" officeooo:paragraph-rsid="0027ced5"/>
    </style:style>
    <style:style style:name="P36" style:family="paragraph" style:parent-style-name="Standard">
      <style:paragraph-properties fo:text-align="justify" style:justify-single-word="false"/>
      <style:text-properties officeooo:rsid="00288278" officeooo:paragraph-rsid="00288278"/>
    </style:style>
    <style:style style:name="P37" style:family="paragraph" style:parent-style-name="Standard" style:list-style-name="L1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font-weight="bold" officeooo:rsid="00288278" officeooo:paragraph-rsid="00325d23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288278" officeooo:paragraph-rsid="002c0d4a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288278" officeooo:paragraph-rsid="002d48b7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288278" officeooo:paragraph-rsid="00325d23" style:font-weight-asian="bold" style:font-weight-complex="bold"/>
    </style:style>
    <style:style style:name="P43" style:family="paragraph" style:parent-style-name="Standard" style:list-style-name="L4">
      <style:paragraph-properties fo:text-align="justify" style:justify-single-word="false"/>
      <style:text-properties fo:font-weight="bold" officeooo:rsid="002c0d4a" officeooo:paragraph-rsid="002c0d4a" style:font-weight-asian="bold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fo:font-weight="bold" officeooo:rsid="002c0d4a" officeooo:paragraph-rsid="00325d23" style:font-weight-asian="bold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fo:font-weight="bold" officeooo:rsid="002cb4b2" officeooo:paragraph-rsid="002cb4b2" style:font-weight-asian="bold" style:font-weight-complex="bold"/>
    </style:style>
    <style:style style:name="P46" style:family="paragraph" style:parent-style-name="Standard" style:list-style-name="L4">
      <style:paragraph-properties fo:text-align="justify" style:justify-single-word="false"/>
      <style:text-properties fo:font-weight="bold" officeooo:rsid="002cb4b2" officeooo:paragraph-rsid="00325d23" style:font-weight-asian="bold" style:font-weight-complex="bold"/>
    </style:style>
    <style:style style:name="P47" style:family="paragraph" style:parent-style-name="Standard" style:list-style-name="L4">
      <style:paragraph-properties fo:text-align="justify" style:justify-single-word="false"/>
      <style:text-properties fo:font-weight="bold" officeooo:rsid="002d48b7" officeooo:paragraph-rsid="002d48b7" style:font-weight-asian="bold" style:font-weight-complex="bold"/>
    </style:style>
    <style:style style:name="P48" style:family="paragraph" style:parent-style-name="Standard" style:list-style-name="L4">
      <style:paragraph-properties fo:text-align="justify" style:justify-single-word="false"/>
      <style:text-properties fo:font-weight="bold" officeooo:rsid="002d48b7" officeooo:paragraph-rsid="00325d23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weight="bold" officeooo:rsid="002d48b7" officeooo:paragraph-rsid="002d48b7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2d48b7" officeooo:paragraph-rsid="00325d23" style:font-weight-asian="bold" style:font-weight-complex="bold"/>
    </style:style>
    <style:style style:name="P51" style:family="paragraph">
      <style:paragraph-properties fo:text-align="center"/>
    </style:style>
    <style:style style:name="P52" style:family="paragraph">
      <loext:graphic-properties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515f" style:font-weight-asian="normal" style:font-weight-complex="normal"/>
    </style:style>
    <style:style style:name="T3" style:family="text">
      <style:text-properties fo:font-weight="normal" officeooo:rsid="001ec9c4" style:font-weight-asian="normal" style:font-weight-complex="normal"/>
    </style:style>
    <style:style style:name="T4" style:family="text">
      <style:text-properties fo:font-weight="normal" officeooo:rsid="001f63fb" style:font-weight-asian="normal" style:font-weight-complex="normal"/>
    </style:style>
    <style:style style:name="T5" style:family="text">
      <style:text-properties fo:font-weight="normal" officeooo:rsid="002c0d4a" style:font-weight-asian="normal" style:font-weight-complex="normal"/>
    </style:style>
    <style:style style:name="T6" style:family="text">
      <style:text-properties fo:font-weight="normal" officeooo:rsid="002f0051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515f" style:font-weight-asian="bold" style:font-weight-complex="bold"/>
    </style:style>
    <style:style style:name="T9" style:family="text">
      <style:text-properties fo:font-weight="bold" officeooo:rsid="001f63fb" style:font-weight-asian="bold" style:font-weight-complex="bold"/>
    </style:style>
    <style:style style:name="T10" style:family="text">
      <style:text-properties officeooo:rsid="00236eac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4bbaf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font-name="Arial" fo:font-size="9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fo:font-size="12pt" fo:letter-spacing="normal" fo:font-weight="normal" style:font-size-asian="12pt" style:font-weight-asian="normal" style:font-size-complex="12pt" style:font-weight-complex="normal"/>
    </style:style>
    <style:style style:name="T20" style:family="text">
      <style:text-properties officeooo:rsid="0024bbaf"/>
    </style:style>
    <style:style style:name="T21" style:family="text">
      <style:text-properties style:font-name="Liberation Serif" fo:font-size="12pt" officeooo:rsid="00236eac" style:font-size-asian="12pt" style:font-size-complex="12pt"/>
    </style:style>
    <style:style style:name="T22" style:family="text">
      <style:text-properties officeooo:rsid="00288278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319in" fo:min-width="0.5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2291in" fo:min-width="0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ming Fundamentals -</text:p>
      <text:p text:style-name="P17">Assignment 2</text:p>
      <text:p text:style-name="P16"/>
      <text:p text:style-name="P1"/>
      <text:list xml:id="list1109923431" text:style-name="L1">
        <text:list-item>
          <text:p text:style-name="P25"><text:span text:style-name="T8">Statically typed language</text:span><text:span text:style-name="T2"> : In this type languages, the type </text:span><text:span text:style-name="T3">of a variable or expression is </text:span><text:span text:style-name="T2">checked at compile time.</text:span></text:p>
        </text:list-item>
      </text:list>
      <text:p text:style-name="P4"/>
      <text:p text:style-name="P3"><text:span text:style-name="T2"><text:tab/></text:span><text:span text:style-name="T8">Dynamically typed language</text:span><text:span text:style-name="T2">: In this type languages, the type </text:span><text:span text:style-name="T3">of a variable or <text:tab/>expression is <text:tab/></text:span><text:span text:style-name="T2">checked at </text:span><text:span text:style-name="T3">run </text:span><text:span text:style-name="T2">time.</text:span></text:p>
      <text:p text:style-name="P5"/>
      <text:p text:style-name="P3"><text:span text:style-name="T2"><text:tab/></text:span><text:span text:style-name="T8">Strongly typed languages</text:span><text:span text:style-name="T2">: </text:span><text:span text:style-name="T3">This type of languages </text:span><text:span text:style-name="T4">strictly </text:span><text:span text:style-name="T3">considered about the <text:tab/>type </text:span><text:span text:style-name="T4">when <text:tab/>creating variables and objects.</text:span></text:p>
      <text:p text:style-name="P6"/>
      <text:p text:style-name="P3"><text:span text:style-name="T3"><text:tab/></text:span><text:span text:style-name="T9">Loosely typed languages: </text:span><text:span text:style-name="T3">This type of languages </text:span><text:span text:style-name="T4">are not </text:span><text:span text:style-name="T3">considered about the <text:tab/>type </text:span><text:span text:style-name="T4">when <text:tab/>creating variables and objects.</text:span></text:p>
      <text:p text:style-name="P7"/>
      <text:p text:style-name="P2"><text:span text:style-name="T2"><text:tab/></text:span><text:span text:style-name="T8">Java </text:span><text:span text:style-name="T2">would fall into all statically typed, dynamically typed and strongly type <text:tab/>languages. </text:span></text:p>
      <text:p text:style-name="P8"/>
      <text:p text:style-name="P8"/>
      <text:list xml:id="list75848413884880" text:continue-numbering="true" text:style-name="L1">
        <text:list-item>
          <text:p text:style-name="P26"><text:span text:style-name="T7">Case sensitive</text:span> <text:span text:style-name="T10">means if the programming language needs to match two strings they can be equal when both strings have same characters respectively. As an example there are two variables called x and y.</text:span></text:p>
        </text:list-item>
      </text:list>
      <text:p text:style-name="P12"/>
      <text:p text:style-name="P14"><text:tab/><text:span text:style-name="T10">String x = “ my name”;</text:span></text:p>
      <text:list xml:id="list75849323133051" text:continue-numbering="true" text:style-name="L1">
        <text:list-header>
          <text:p text:style-name="P27">String y = “ my Name” ;</text:p>
          <text:p text:style-name="P27"/>
        </text:list-header>
      </text:list>
      <text:p text:style-name="P15"><text:tab/>if the programming language is case sensitive above variables are not equal. And if the<text:tab/>opposite of this happens in a programming language it is <text:span text:style-name="T7">case insensitive</text:span>. Because case <text:tab/><text:span text:style-name="T20">in</text:span>sensitive means <text:s/>it ignores the case (lowercase/ uppercase). When considering above example <text:tab/>when it is case insensitive both x and y are equal.</text:p>
      <text:p text:style-name="P20"/>
      <text:p text:style-name="P18"><text:span text:style-name="T21"><text:tab/></text:span><text:span text:style-name="T11">Some <text:s/>programming languages have varying case sensitivity; in </text:span><text:a xlink:type="simple" xlink:href="https://en.wikipedia.org/wiki/PHP" text:style-name="Internet_20_link" text:visited-style-name="Visited_20_Internet_20_Link"><text:span text:style-name="T15">PHP</text:span></text:a><text:span text:style-name="T11">, for example, <text:tab/>variable names are case-sensitive but function names are not case-sensitive. </text:span><text:span text:style-name="T12">This is <text:tab/>called <text:tab/></text:span><text:span text:style-name="T14">case sensitive-insensitive</text:span></text:p>
      <text:p text:style-name="P28"/>
      <text:list xml:id="list2081641861" text:style-name="L2">
        <text:list-item>
          <text:p text:style-name="P30"><text:span text:style-name="T14">java </text:span><text:span text:style-name="T13">is case-sensitive (for identifiers)</text:span></text:p>
        </text:list-item>
      </text:list>
      <text:p text:style-name="P12"/>
      <text:p text:style-name="P12"/>
      <text:list xml:id="list75849909153706" text:continue-list="list75849323133051" text:style-name="L1">
        <text:list-item>
          <text:p text:style-name="P35"><text:span text:style-name="T7">Identity Conversion</text:span>: Assigning <text:span text:style-name="T22">same type variables</text:span></text:p>
        </text:list-item>
      </text:list>
      <text:p text:style-name="P21"/>
      <text:p text:style-name="P21"/>
      <text:p text:style-name="P23"><text:tab/>Examples: <text:tab/>int number1 = 10;</text:p>
      <text:p text:style-name="P22"><text:tab/><text:tab/><text:tab/><text:span text:style-name="T22">int number2 = number1;</text:span></text:p>
      <text:p text:style-name="P22"/>
      <text:p text:style-name="P22"><text:tab/><text:tab/><text:tab/></text:p>
      <text:p text:style-name="P23"><text:tab/><text:tab/><text:tab/>float myFloat1 = 10.55;</text:p>
      <text:p text:style-name="P22"><text:tab/><text:tab/><text:tab/><text:span text:style-name="T22">float my Float2 = myFlaot2;</text:span></text:p>
      <text:list xml:id="list75848436290152" text:continue-numbering="true" text:style-name="L1">
        <text:list-item>
          <text:p text:style-name="P37"><text:soft-page-break/>Primitive widening conversion</text:p>
        </text:list-item>
      </text:list>
      <text:p text:style-name="P24"/>
      <text:p text:style-name="P24"><draw:custom-shape text:anchor-type="paragraph" draw:z-index="0" draw:name="Shape 1" draw:style-name="gr3" draw:text-style-name="P52" svg:width="0.8335in" svg:height="0.2295in" svg:x="0.5772in" svg:y="0.1327in"><text:p text:style-name="P51"><text:s/>byte</text:p><draw:enhanced-geometry svg:viewBox="0 0 21600 21600" draw:type="rectangle" draw:enhanced-path="M 0 0 L 21600 0 21600 21600 0 21600 0 0 Z N"/></draw:custom-shape><draw:custom-shape text:anchor-type="paragraph" draw:z-index="2" draw:name="Shape 3" draw:style-name="gr3" draw:text-style-name="P52" svg:width="0.8335in" svg:height="0.2295in" svg:x="2.152in" svg:y="0.1327in"><text:p text:style-name="P51"><text:s/>short</text:p><draw:enhanced-geometry svg:viewBox="0 0 21600 21600" draw:type="rectangle" draw:enhanced-path="M 0 0 L 21600 0 21600 21600 0 21600 0 0 Z N"/></draw:custom-shape><draw:custom-shape text:anchor-type="paragraph" draw:z-index="4" draw:name="Shape 5" draw:style-name="gr3" draw:text-style-name="P52" svg:width="0.8335in" svg:height="0.2295in" svg:x="3.7272in" svg:y="0.1327in"><text:p text:style-name="P51"><text:s/>int</text:p><draw:enhanced-geometry svg:viewBox="0 0 21600 21600" draw:type="rectangle" draw:enhanced-path="M 0 0 L 21600 0 21600 21600 0 21600 0 0 Z N"/></draw:custom-shape><draw:custom-shape text:anchor-type="paragraph" draw:z-index="6" draw:name="Shape 7" draw:style-name="gr3" draw:text-style-name="P52" svg:width="0.8335in" svg:height="0.2295in" svg:x="5.302in" svg:y="0.1327in"><text:p text:style-name="P51"><text:s/>long</text:p><draw:enhanced-geometry svg:viewBox="0 0 21600 21600" draw:type="rectangle" draw:enhanced-path="M 0 0 L 21600 0 21600 21600 0 21600 0 0 Z N"/></draw:custom-shape><text:tab/></text:p>
      <text:p text:style-name="P24"><draw:custom-shape text:anchor-type="paragraph" draw:z-index="1" draw:name="Shape 2" draw:style-name="gr2" svg:width="0.5732in" svg:height="0.063in" svg:x="1.4937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 4" draw:style-name="gr2" svg:width="0.5732in" svg:height="0.063in" svg:x="3.0689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 6" draw:style-name="gr2" svg:width="0.5732in" svg:height="0.063in" svg:x="4.6437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2" draw:name="Line 3" draw:style-name="gr1" draw:text-style-name="P51" svg:x1="5.4732in" svg:y1="0.1701in" svg:x2="4.348in" svg:y2="0.639in"><text:p/></draw:line><draw:line text:anchor-type="paragraph" draw:z-index="13" draw:name="Line 4" draw:style-name="gr1" draw:text-style-name="P51" svg:x1="4.348in" svg:y1="0.1701in" svg:x2="5.5669in" svg:y2="0.6598in"><text:p/></draw:line><text:tab/><text:tab/><text:tab/><text:tab/><text:tab/></text:p>
      <text:p text:style-name="P24"><draw:line text:anchor-type="paragraph" draw:z-index="10" draw:name="Line 1" draw:style-name="gr1" draw:text-style-name="P51" svg:x1="5.6811in" svg:y1="0.0409in" svg:x2="5.702in" svg:y2="0.5161in"><text:p/></draw:line><draw:line text:anchor-type="paragraph" draw:z-index="11" draw:name="Line 2" draw:style-name="gr1" draw:text-style-name="P51" svg:x1="4.0252in" svg:y1="0.0307in" svg:x2="4.0563in" svg:y2="0.5161in"><text:p/></draw:line></text:p>
      <text:p text:style-name="P24"/>
      <text:p text:style-name="P24"><draw:custom-shape text:anchor-type="paragraph" draw:z-index="7" draw:name="Shape 8" draw:style-name="gr3" draw:text-style-name="P52" svg:width="0.8335in" svg:height="0.2295in" svg:x="3.7272in" svg:y="0.1327in"><text:p text:style-name="P51"><text:s/>float</text:p><draw:enhanced-geometry svg:viewBox="0 0 21600 21600" draw:type="rectangle" draw:enhanced-path="M 0 0 L 21600 0 21600 21600 0 21600 0 0 Z N"/></draw:custom-shape><draw:custom-shape text:anchor-type="paragraph" draw:z-index="8" draw:name="Shape 9" draw:style-name="gr3" draw:text-style-name="P52" svg:width="0.8335in" svg:height="0.2295in" svg:x="5.302in" svg:y="0.1327in"><text:p text:style-name="P51"><text:s/>double</text:p><draw:enhanced-geometry svg:viewBox="0 0 21600 21600" draw:type="rectangle" draw:enhanced-path="M 0 0 L 21600 0 21600 21600 0 21600 0 0 Z N"/></draw:custom-shape></text:p>
      <text:p text:style-name="P24"><draw:custom-shape text:anchor-type="paragraph" draw:z-index="9" draw:name="Shape 10" draw:style-name="gr2" svg:width="0.5732in" svg:height="0.063in" svg:x="4.6437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4"/>
      <text:p text:style-name="P24"/>
      <text:p text:style-name="P24"><text:tab/><text:span text:style-name="T5">This conversion is happening implicitly when passing a small size type into a larger size type.</text:span></text:p>
      <text:p text:style-name="P40"><text:span text:style-name="T5"><text:tab/></text:span></text:p>
      <text:p text:style-name="P40"><text:span text:style-name="T5"><text:tab/>Examples:</text:span></text:p>
      <text:p text:style-name="P31"><text:span text:style-name="T5"><text:tab/></text:span></text:p>
      <text:list xml:id="list1370150577" text:style-name="L5">
        <text:list-item>
          <text:p text:style-name="P32"><text:span text:style-name="T5">byte myByte =10;</text:span></text:p>
        </text:list-item>
        <text:list-item>
          <text:p text:style-name="P32"><text:span text:style-name="T5">short myShort = myByte; <text:s text:c="4"/><text:tab/> <text:tab/>// 16 bits ← 8 bits</text:span></text:p>
          <text:p text:style-name="P32"><text:span text:style-name="T5"/></text:p>
        </text:list-item>
      </text:list>
      <text:list xml:id="list3559741891" text:style-name="L4">
        <text:list-item>
          <text:p text:style-name="P43"><text:span text:style-name="T1">int myInt = myShort; <text:tab/><text:tab/><text:tab/>// <text:s/>32 bits ← 16 bits</text:span></text:p>
          <text:p text:style-name="P43"><text:span text:style-name="T1"/></text:p>
        </text:list-item>
        <text:list-item>
          <text:p text:style-name="P45"><text:span text:style-name="T1">char myChar = ‘A’;</text:span></text:p>
        </text:list-item>
        <text:list-item>
          <text:p text:style-name="P45"><text:span text:style-name="T1">int myInt2 = <text:s/>myChar;<text:tab/><text:tab/>// <text:s/></text:span><text:span text:style-name="T5">32 bits ← 16 bits</text:span></text:p>
          <text:p text:style-name="P45"><text:span text:style-name="T1"/></text:p>
        </text:list-item>
        <text:list-item>
          <text:p text:style-name="P43"><text:span text:style-name="T1">long myLong = myInt;<text:tab/><text:tab/>// <text:s/>64 bits ← 32 bits</text:span></text:p>
          <text:p text:style-name="P43"><text:span text:style-name="T1"/></text:p>
        </text:list-item>
        <text:list-item>
          <text:p text:style-name="P47"><text:span text:style-name="T1">float myFloat = myInt;<text:tab/><text:tab/></text:span><text:span text:style-name="T5">// <text:s/></text:span><text:span text:style-name="T1">32</text:span><text:span text:style-name="T5"> bits ← 32 bits</text:span></text:p>
        </text:list-item>
        <text:list-item>
          <text:p text:style-name="P47"><text:span text:style-name="T1">float myFloat2 = myLong;<text:tab/><text:tab/></text:span><text:span text:style-name="T5">// <text:s/></text:span><text:span text:style-name="T1">32 </text:span><text:span text:style-name="T5">bits ← </text:span><text:span text:style-name="T1">64 </text:span><text:span text:style-name="T5">bits</text:span></text:p>
          <text:p text:style-name="P47"><text:span text:style-name="T1"/></text:p>
        </text:list-item>
        <text:list-item>
          <text:p text:style-name="P47"><text:span text:style-name="T1">double myDouble = myFloat; <text:tab/></text:span><text:span text:style-name="T5">// <text:s/>64 bits ← 32 bits</text:span></text:p>
        </text:list-item>
        <text:list-item>
          <text:p text:style-name="P47"><text:span text:style-name="T5">d</text:span><text:span text:style-name="T1">ouble myDouble2 = myLong;<text:tab/></text:span><text:span text:style-name="T5">// <text:s/>64 bits ← </text:span><text:span text:style-name="T1">64</text:span><text:span text:style-name="T5"> bits</text:span></text:p>
        </text:list-item>
      </text:list>
      <text:p text:style-name="P49"><text:span text:style-name="T1"/></text:p>
      <text:p text:style-name="P49"><text:span text:style-name="T1"><text:tab/>When considering widening conversion from long to float, long to double and </text:span><text:span text:style-name="T6">int to float <text:tab/>precision of the result may loss. That is, the result may lose some of the least significant bits of t<text:tab/>he value. Because main objective of a float/double is storing data in a higher range in scientific <text:tab/>notation. They do not consider much about the precision. In this case, the resulting floating <text:tab/>point value will be correctly rounded version of the integer value according to IEEE 754.</text:span></text:p>
      <text:p text:style-name="P49"><text:span text:style-name="T1"/></text:p>
      <text:p text:style-name="P41"><text:span text:style-name="T5"/></text:p>
      <text:p text:style-name="P24"/>
      <text:list xml:id="list75848724173785" text:continue-list="list75848436290152" text:style-name="L1">
        <text:list-item>
          <text:p text:style-name="P37"/>
        </text:list-item>
      </text:list>
      <text:p text:style-name="P24"/>
      <text:p text:style-name="P24"/>
      <text:p text:style-name="P24"/>
      <text:p text:style-name="P24"/>
      <text:p text:style-name="P24"/>
      <text:p text:style-name="P21"/>
      <text:p text:style-name="P21"><text:tab/></text:p>
      <text:p text:style-name="P22"/>
      <text:p text:style-name="P23"/>
      <text:p text:style-name="P21"><text:tab/><text:tab/><text:tab/></text:p>
      <text:p text:style-name="P21"><text:soft-page-break/><text:tab/><text:tab/><text:tab/></text:p>
      <text:list xml:id="list75848426859908" text:continue-numbering="true" text:style-name="L1">
        <text:list-header>
          <text:p text:style-name="P26"/>
          <text:p text:style-name="P29"/>
        </text:list-header>
      </text:list>
      <text:p text:style-name="P12"/>
      <text:p text:style-name="P13"><text:tab/></text:p>
      <text:p text:style-name="P9"><text:tab/></text:p>
      <text:p text:style-name="P9"><text:tab/></text:p>
      <text:p text:style-name="P10"/>
      <text:p text:style-name="P11"><text:tab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56:13.490240274</meta:creation-date>
    <meta:generator>LibreOffice/7.3.7.2$Linux_X86_64 LibreOffice_project/30$Build-2</meta:generator>
    <dc:date>2023-07-31T07:54:07.277053034</dc:date>
    <meta:editing-duration>PT1H14M8S</meta:editing-duration>
    <meta:editing-cycles>9</meta:editing-cycles>
    <meta:document-statistic meta:table-count="0" meta:image-count="0" meta:object-count="0" meta:page-count="3" meta:paragraph-count="50" meta:word-count="456" meta:character-count="2643" meta:non-whitespace-character-count="2156"/>
  </office:meta>
</office:document-meta>
</file>